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pitch="variable"/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Default">
      <style:paragraph-properties fo:text-align="center" style:justify-single-word="false"/>
    </style:style>
    <style:style style:name="P2" style:family="paragraph" style:parent-style-name="Default">
      <style:paragraph-properties fo:text-align="justify" style:justify-single-word="false"/>
    </style:style>
    <style:style style:name="P3" style:family="paragraph" style:parent-style-name="Default">
      <style:paragraph-properties fo:text-align="justify" style:justify-single-word="false"/>
      <style:text-properties officeooo:rsid="0003e7f1" officeooo:paragraph-rsid="0003e7f1"/>
    </style:style>
    <style:style style:name="P4" style:family="paragraph" style:parent-style-name="Default" style:list-style-name="WWNum1">
      <style:paragraph-properties fo:margin-left="0.635cm" fo:margin-top="0cm" fo:margin-bottom="0cm" style:contextual-spacing="false" fo:text-align="justify" style:justify-single-word="false" fo:text-indent="-0.635cm" style:auto-text-indent="false"/>
    </style:style>
    <style:style style:name="P5" style:family="paragraph" style:parent-style-name="Default">
      <style:paragraph-properties fo:text-align="justify" style:justify-single-word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6" style:family="paragraph" style:parent-style-name="Default">
      <style:paragraph-properties fo:text-align="justify" style:justify-single-word="false"/>
      <style:text-properties fo:color="#00a933" loext:opacity="100%" officeooo:paragraph-rsid="0003e7f1"/>
    </style:style>
    <style:style style:name="P7" style:family="paragraph" style:parent-style-name="Default">
      <style:paragraph-properties fo:text-align="justify" style:justify-single-word="false"/>
      <style:text-properties officeooo:paragraph-rsid="0003e7f1"/>
    </style:style>
    <style:style style:name="P8" style:family="paragraph" style:parent-style-name="Default">
      <style:paragraph-properties fo:text-align="justify" style:justify-single-word="false"/>
      <style:text-properties officeooo:paragraph-rsid="000503e0"/>
    </style:style>
    <style:style style:name="P9" style:family="paragraph" style:parent-style-name="Default">
      <style:paragraph-properties fo:text-align="justify" style:justify-single-word="false"/>
      <style:text-properties fo:color="#00a933" loext:opacity="100%"/>
    </style:style>
    <style:style style:name="P10" style:family="paragraph" style:parent-style-name="Default">
      <style:paragraph-properties fo:text-align="justify" style:justify-single-word="false"/>
      <style:text-properties officeooo:paragraph-rsid="00054fb4"/>
    </style:style>
    <style:style style:name="P11" style:family="paragraph" style:parent-style-name="Default">
      <style:paragraph-properties fo:text-align="justify" style:justify-single-word="false"/>
      <style:text-properties officeooo:paragraph-rsid="0006f1b4"/>
    </style:style>
    <style:style style:name="P12" style:family="paragraph" style:parent-style-name="Default">
      <style:paragraph-properties fo:text-align="justify" style:justify-single-word="false"/>
      <style:text-properties officeooo:paragraph-rsid="0007b7ad"/>
    </style:style>
    <style:style style:name="P13" style:family="paragraph" style:parent-style-name="Default">
      <style:paragraph-properties fo:text-align="justify" style:justify-single-word="false" fo:break-before="page"/>
    </style:style>
    <style:style style:name="P14" style:family="paragraph" style:parent-style-name="Default">
      <style:paragraph-properties fo:text-align="justify" style:justify-single-word="false"/>
      <style:text-properties officeooo:paragraph-rsid="00095560"/>
    </style:style>
    <style:style style:name="P15" style:family="paragraph" style:parent-style-name="Default">
      <style:paragraph-properties fo:text-align="justify" style:justify-single-word="false"/>
      <style:text-properties officeooo:paragraph-rsid="000ae2bf"/>
    </style:style>
    <style:style style:name="P16" style:family="paragraph" style:parent-style-name="Default">
      <style:paragraph-properties fo:text-align="justify" style:justify-single-word="false"/>
      <style:text-properties officeooo:paragraph-rsid="000c41b3"/>
    </style:style>
    <style:style style:name="P17" style:family="paragraph" style:parent-style-name="Default">
      <style:paragraph-properties fo:text-align="justify" style:justify-single-word="false"/>
      <style:text-properties officeooo:paragraph-rsid="000e1541"/>
    </style:style>
    <style:style style:name="P18" style:family="paragraph" style:parent-style-name="Default">
      <style:paragraph-properties fo:text-align="justify" style:justify-single-word="false"/>
      <style:text-properties fo:color="#00a933" loext:opacity="100%" officeooo:paragraph-rsid="000f6a4c"/>
    </style:style>
    <style:style style:name="P19" style:family="paragraph" style:parent-style-name="Default">
      <style:paragraph-properties fo:text-align="justify" style:justify-single-word="false"/>
      <style:text-properties officeooo:paragraph-rsid="000f6a4c"/>
    </style:style>
    <style:style style:name="P20" style:family="paragraph" style:parent-style-name="Default">
      <style:paragraph-properties fo:text-align="justify" style:justify-single-word="false"/>
      <style:text-properties officeooo:paragraph-rsid="00114981"/>
    </style:style>
    <style:style style:name="P21" style:family="paragraph" style:parent-style-name="Default">
      <style:paragraph-properties fo:margin-left="0.635cm" fo:margin-top="0cm" fo:margin-bottom="0cm" style:contextual-spacing="false" fo:text-align="justify" style:justify-single-word="false" fo:text-indent="-0.635cm" style:auto-text-indent="false"/>
    </style:style>
    <style:style style:name="P22" style:family="paragraph" style:parent-style-name="Default">
      <style:paragraph-properties fo:margin-left="0.635cm" fo:margin-top="0cm" fo:margin-bottom="0cm" style:contextual-spacing="false" fo:text-align="justify" style:justify-single-word="false" fo:text-indent="-0.635cm" style:auto-text-indent="false"/>
      <style:text-properties officeooo:paragraph-rsid="00114981"/>
    </style:style>
    <style:style style:name="P23" style:family="paragraph" style:parent-style-name="Default">
      <style:paragraph-properties fo:text-align="justify" style:justify-single-word="false"/>
      <style:text-properties officeooo:paragraph-rsid="0011d809"/>
    </style:style>
    <style:style style:name="P24" style:family="paragraph" style:parent-style-name="Default">
      <style:paragraph-properties fo:text-align="justify" style:justify-single-word="false"/>
      <style:text-properties officeooo:paragraph-rsid="0011dbcc"/>
    </style:style>
    <style:style style:name="P25" style:family="paragraph" style:parent-style-name="Default">
      <style:paragraph-properties fo:text-align="justify" style:justify-single-word="false"/>
      <style:text-properties officeooo:paragraph-rsid="0013824e"/>
    </style:style>
    <style:style style:name="P26" style:family="paragraph" style:parent-style-name="Default">
      <style:paragraph-properties fo:text-align="justify" style:justify-single-word="false"/>
      <style:text-properties fo:color="#00a933" loext:opacity="100%" officeooo:paragraph-rsid="0013824e"/>
    </style:style>
    <style:style style:name="T1" style:family="tex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T2" style:family="text">
      <style:text-properties fo:font-size="11.5pt" fo:font-weight="bold" style:font-size-asian="11.5pt" style:font-weight-asian="bold"/>
    </style:style>
    <style:style style:name="T3" style:family="text">
      <style:text-properties style:text-line-through-style="none" style:text-line-through-type="none" fo:font-size="11.5pt" style:text-underline-style="none" fo:font-weight="normal" officeooo:rsid="00073a14" style:font-size-asian="11.5pt" style:font-weight-asian="normal"/>
    </style:style>
    <style:style style:name="T4" style:family="text">
      <style:text-properties style:text-line-through-style="none" style:text-line-through-type="none" style:font-name="Arial" fo:font-size="11.5pt" style:text-underline-style="none" fo:font-weight="normal" style:font-size-asian="11.5pt" style:font-weight-asian="normal"/>
    </style:style>
    <style:style style:name="T5" style:family="text">
      <style:text-properties style:text-line-through-style="none" style:text-line-through-type="none" style:font-name="Arial1" fo:font-size="11.5pt" style:text-underline-style="none" fo:font-weight="normal" style:font-size-asian="11.5pt" style:font-weight-asian="normal"/>
    </style:style>
    <style:style style:name="T6" style:family="text">
      <style:text-properties style:text-line-through-style="none" style:text-line-through-type="none" style:font-name="Arial" fo:font-size="11.5pt" style:text-underline-style="none" style:font-size-asian="11.5pt"/>
    </style:style>
    <style:style style:name="T7" style:family="text">
      <style:text-properties style:text-line-through-style="none" style:text-line-through-type="none" style:font-name="Arial" fo:font-size="11.5pt" style:text-underline-style="none" fo:font-weight="normal" officeooo:rsid="0003e7f1" style:font-size-asian="11.5pt" style:font-weight-asian="normal"/>
    </style:style>
    <style:style style:name="T8" style:family="text">
      <style:text-properties style:text-line-through-style="none" style:text-line-through-type="none" style:font-name="Arial" fo:font-size="11.5pt" style:text-underline-style="none" fo:font-weight="normal" officeooo:rsid="0016af42" style:font-size-asian="11.5pt" style:font-weight-asian="normal"/>
    </style:style>
    <style:style style:name="T9" style:family="text">
      <style:text-properties style:text-line-through-style="none" style:text-line-through-type="none" style:font-name="Arial" fo:font-size="11.5pt" style:text-underline-style="none" fo:font-weight="normal" officeooo:rsid="000503e0" style:font-size-asian="11.5pt" style:font-weight-asian="normal"/>
    </style:style>
    <style:style style:name="T10" style:family="text">
      <style:text-properties style:text-line-through-style="none" style:text-line-through-type="none" style:font-name="Arial" fo:font-size="11.5pt" style:text-underline-style="none" fo:font-weight="normal" officeooo:rsid="00054fb4" style:font-size-asian="11.5pt" style:font-weight-asian="normal"/>
    </style:style>
    <style:style style:name="T11" style:family="text">
      <style:text-properties style:text-line-through-style="none" style:text-line-through-type="none" style:font-name="Arial" fo:font-size="11.5pt" style:text-underline-style="none" fo:font-weight="normal" officeooo:rsid="0006f1b4" style:font-size-asian="11.5pt" style:font-weight-asian="normal"/>
    </style:style>
    <style:style style:name="T12" style:family="text">
      <style:text-properties style:text-line-through-style="none" style:text-line-through-type="none" style:font-name="Arial" fo:font-size="11.5pt" style:text-underline-style="none" fo:font-weight="normal" officeooo:rsid="0007b7ad" style:font-size-asian="11.5pt" style:font-weight-asian="normal"/>
    </style:style>
    <style:style style:name="T13" style:family="text">
      <style:text-properties style:text-line-through-style="none" style:text-line-through-type="none" style:font-name="Arial" fo:font-size="11.5pt" style:text-underline-style="none" fo:font-weight="normal" officeooo:rsid="001ae848" style:font-size-asian="11.5pt" style:font-weight-asian="normal"/>
    </style:style>
    <style:style style:name="T14" style:family="text">
      <style:text-properties fo:color="#00a933" loext:opacity="100%" style:text-line-through-style="none" style:text-line-through-type="none" style:font-name="Arial" fo:font-size="11.5pt" style:text-underline-style="none" fo:font-weight="normal" style:font-size-asian="11.5pt" style:font-weight-asian="normal"/>
    </style:style>
    <style:style style:name="T15" style:family="text">
      <style:text-properties style:text-line-through-style="none" style:text-line-through-type="none" style:font-name="Arial" fo:font-size="11.5pt" style:text-underline-style="none" fo:font-weight="normal" officeooo:rsid="000ae2bf" style:font-size-asian="11.5pt" style:font-weight-asian="normal"/>
    </style:style>
    <style:style style:name="T16" style:family="text">
      <style:text-properties style:text-line-through-style="none" style:text-line-through-type="none" style:font-name="Arial" fo:font-size="11.5pt" style:text-underline-style="none" fo:font-weight="normal" officeooo:rsid="000c41b3" style:font-size-asian="11.5pt" style:font-weight-asian="normal"/>
    </style:style>
    <style:style style:name="T17" style:family="text">
      <style:text-properties style:text-line-through-style="none" style:text-line-through-type="none" style:font-name="Arial" fo:font-size="11.5pt" style:text-underline-style="none" fo:font-weight="normal" officeooo:rsid="000e1541" style:font-size-asian="11.5pt" style:font-weight-asian="normal"/>
    </style:style>
    <style:style style:name="T18" style:family="text">
      <style:text-properties fo:color="#00a933" loext:opacity="100%" style:text-line-through-style="none" style:text-line-through-type="none" style:font-name="Arial" fo:font-size="11.5pt" style:text-underline-style="none" fo:font-weight="normal" officeooo:rsid="001c156f" style:font-size-asian="11.5pt" style:font-weight-asian="normal"/>
    </style:style>
    <style:style style:name="T19" style:family="text">
      <style:text-properties fo:color="#000000" loext:opacity="100%" style:text-line-through-style="none" style:text-line-through-type="none" style:font-name="Arial" fo:font-size="11.5pt" style:text-underline-style="none" style:font-size-asian="11.5pt"/>
    </style:style>
    <style:style style:name="T20" style:family="text">
      <style:text-properties fo:color="#000000" loext:opacity="100%" style:text-line-through-style="none" style:text-line-through-type="none" style:font-name="Arial" fo:font-size="11.5pt" style:text-underline-style="none" fo:font-weight="normal" style:font-size-asian="11.5pt" style:font-weight-asian="normal"/>
    </style:style>
    <style:style style:name="T21" style:family="text">
      <style:text-properties fo:color="#000000" loext:opacity="100%" style:text-line-through-style="none" style:text-line-through-type="none" style:font-name="Arial" fo:font-size="11.5pt" style:text-underline-style="none" fo:font-weight="normal" officeooo:rsid="000f6a4c" style:font-size-asian="11.5pt" style:font-weight-asian="normal"/>
    </style:style>
    <style:style style:name="T22" style:family="text">
      <style:text-properties style:text-line-through-style="none" style:text-line-through-type="none" style:font-name="Arial" fo:font-size="11.5pt" style:text-underline-style="none" fo:font-weight="normal" officeooo:rsid="00114981" style:font-size-asian="11.5pt" style:font-weight-asian="normal"/>
    </style:style>
    <style:style style:name="T23" style:family="text">
      <style:text-properties style:text-line-through-style="none" style:text-line-through-type="none" style:font-name="Arial" fo:font-size="11.5pt" style:text-underline-style="none" fo:font-weight="normal" officeooo:rsid="0011d809" style:font-size-asian="11.5pt" style:font-weight-asian="normal"/>
    </style:style>
    <style:style style:name="T24" style:family="text">
      <style:text-properties style:text-line-through-style="none" style:text-line-through-type="none" style:font-name="Arial" fo:font-size="11.5pt" style:text-underline-style="none" fo:font-weight="normal" officeooo:rsid="0011dbcc" style:font-size-asian="11.5pt" style:font-weight-asian="normal"/>
    </style:style>
    <style:style style:name="T25" style:family="text">
      <style:text-properties style:text-line-through-style="none" style:text-line-through-type="none" style:font-name="Arial" fo:font-size="11.5pt" style:text-underline-style="none" fo:font-weight="normal" officeooo:rsid="0013824e" style:font-size-asian="11.5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Questões Capítulo 2 HCIA Access</text:span></text:p>
      <text:p text:style-name="P1" loext:marker-style-name="T1"><text:span text:style-name="T1">Comunicação Óptica – Telemática</text:span></text:p>
      <text:p text:style-name="P1" loext:marker-style-name="T1"><text:span text:style-name="T1"/></text:p>
      <text:p text:style-name="P2" loext:marker-style-name="T1"><text:span text:style-name="T1">Prof. Renato Xavier</text:span></text:p>
      <text:p text:style-name="P3" loext:marker-style-name="T1"><text:span text:style-name="T1">Aluno: José de Alencar de Sousa Júnior </text:span><text:span text:style-name="T3">20221013020093</text:span></text:p>
      <text:p text:style-name="P3" loext:marker-style-name="T1"><text:span text:style-name="T3"/></text:p>
      <text:list text:style-name="WWNum1">
        <text:list-item>
          <text:p text:style-name="P4" loext:marker-style-name="T1"><text:span text:style-name="T4">ICMP is a link layer protocol. ICMP packets are triggered by the physical layer, and then responded by the IP layer or higher-layer protocols. </text:span><text:span text:style-name="T4"/></text:p>
        </text:list-item>
      </text:list>
      <text:p text:style-name="P5" loext:marker-style-name="T1"/>
      <text:p text:style-name="P2" loext:marker-style-name="T5"><text:span text:style-name="T4">A. TRUE </text:span><text:span text:style-name="T4"/></text:p>
      <text:p text:style-name="P6" loext:marker-style-name="T5"><text:span text:style-name="T4">B. FALSE</text:span></text:p>
      <text:p text:style-name="P7" loext:marker-style-name="T5"><text:span text:style-name="T4"/></text:p>
      <text:p text:style-name="P8" loext:marker-style-name="T5"><text:span text:style-name="Strong_20_Emphasis"><text:span text:style-name="T6">Justificativa:</text:span></text:span><text:span text:style-name="T4"> O ICMP é um protocolo de camada de rede, utilizado para diagnósticos e relatórios de erros em redes IP. Não pertence à camada de enlace.</text:span></text:p>
      <text:p text:style-name="P8" loext:marker-style-name="T5"><text:span text:style-name="Strong_20_Emphasis"><text:span text:style-name="T6">Fonte:</text:span></text:span><text:span text:style-name="T4"> Arquivo </text:span><text:span text:style-name="Strong_20_Emphasis"><text:span text:style-name="T6">"02-03 Noções básicas de roteamento.pdf"</text:span></text:span><text:span text:style-name="T4">, página 15</text:span></text:p>
      <text:p text:style-name="P7" loext:marker-style-name="T5"><text:span text:style-name="T4"/></text:p>
      <text:p text:style-name="P7" loext:marker-style-name="T5"><text:span text:style-name="T7">2. </text:span><text:span text:style-name="T4">(Single Choice) Which of the following statements about 802.1Q is incorrect?</text:span></text:p>
      <text:p text:style-name="P5" loext:marker-style-name="T1"/>
      <text:p text:style-name="P2" loext:marker-style-name="T5"><text:span text:style-name="T4">A. The TPID value in an 802.1Q Ethe</text:span><text:span text:style-name="T8">r</text:span><text:span text:style-name="T4">net frame structure is 8100.</text:span></text:p>
      <text:p text:style-name="P2" loext:marker-style-name="T1"><text:span text:style-name="T4">B. Theoretically, the value range of VLAN IDs Is 0-4095. </text:span><text:span text:style-name="T4"/></text:p>
      <text:p text:style-name="P9" loext:marker-style-name="T5"><text:span text:style-name="T4">C. In the 802.1Q Ethernet frame structure, there are only 4 VLAN priorities. </text:span><text:span text:style-name="T4"/></text:p>
      <text:p text:style-name="P2" loext:marker-style-name="T1"><text:span text:style-name="T4">D. An 802.1Q Ethernet frame has four more bytes than a common Ethernet frame.</text:span></text:p>
      <text:p text:style-name="P2" loext:marker-style-name="T1"><text:span text:style-name="T4"/></text:p>
      <text:p text:style-name="P7" loext:marker-style-name="T1"><text:span text:style-name="Strong_20_Emphasis"><text:span text:style-name="T6">Justificativa:</text:span></text:span><text:span text:style-name="T4"> O padrão IEEE 802.1Q define 8 níveis de prioridade para VLANs.<text:line-break/></text:span><text:span text:style-name="Strong_20_Emphasis"><text:span text:style-name="T6">Fonte:</text:span></text:span><text:span text:style-name="T4"> Arquivo </text:span><text:span text:style-name="Strong_20_Emphasis"><text:span text:style-name="T6">"02-02 Fundamentos da Tecnologia VLAN.pdf"</text:span></text:span><text:span text:style-name="T4">, página 10</text:span></text:p>
      <text:p text:style-name="P7" loext:marker-style-name="T1"><text:span text:style-name="T4"/></text:p>
      <text:p text:style-name="P7" loext:marker-style-name="T1"><text:span text:style-name="T7">3. </text:span><text:span text:style-name="T4">Generally, the transmission mode of the LAN is the bus type. The most commonly used protocol is the carrier sense multiple access with collision detection (CSMA/CD) protocol. </text:span></text:p>
      <text:p text:style-name="P5" loext:marker-style-name="T1"/>
      <text:p text:style-name="P9" loext:marker-style-name="T5"><text:span text:style-name="T4">A. TRUE </text:span><text:span text:style-name="T4"/></text:p>
      <text:p text:style-name="P2" loext:marker-style-name="T5"><text:span text:style-name="T4">B. FALSE</text:span></text:p>
      <text:p text:style-name="P2" loext:marker-style-name="T5"><text:span text:style-name="T4"/></text:p>
      <text:p text:style-name="P7" loext:marker-style-name="T5"><text:span text:style-name="Strong_20_Emphasis"><text:span text:style-name="T6">Justificativa:</text:span></text:span><text:span text:style-name="T4"> Essa é uma característica padrão das redes Ethernet tradicionais.<text:line-break/></text:span><text:span text:style-name="Strong_20_Emphasis"><text:span text:style-name="T6">Fonte:</text:span></text:span><text:span text:style-name="T4"> Arquivo </text:span><text:span text:style-name="Strong_20_Emphasis"><text:span text:style-name="T6">"02-03 Noções básicas de roteamento.pdf"</text:span></text:span><text:span text:style-name="T4">, página 1 </text:span></text:p>
      <text:p text:style-name="P7" loext:marker-style-name="T5"><text:span text:style-name="T4"/></text:p>
      <text:p text:style-name="P7" loext:marker-style-name="T5"><text:span text:style-name="T7">4. </text:span><text:span text:style-name="T4">A computer in a local area network (LAN) determines whether a broadcast frame should be received by checking whether the MAC address of the frame is the same as the hardware address of the local computer. </text:span></text:p>
      <text:p text:style-name="P5" loext:marker-style-name="T1"/>
      <text:p text:style-name="P2" loext:marker-style-name="T5"><text:span text:style-name="T4">A. TRUE </text:span><text:span text:style-name="T4"/></text:p>
      <text:p text:style-name="P9" loext:marker-style-name="T5"><text:span text:style-name="T4">B. FALSE</text:span></text:p>
      <text:p text:style-name="P2" loext:marker-style-name="T5"><text:span text:style-name="T4"/></text:p>
      <text:p text:style-name="P7" loext:marker-style-name="T5"><text:span text:style-name="Strong_20_Emphasis"><text:span text:style-name="T6">Justificativa:</text:span></text:span><text:span text:style-name="T4"> </text:span><text:span text:style-name="T8">O</text:span><text:span text:style-name="T4">s </text:span><text:span text:style-name="T8">frame</text:span><text:span text:style-name="T4">s de broadcast são enviad</text:span><text:span text:style-name="T8">o</text:span><text:span text:style-name="T4">s a todos os dispositivos da LAN, independentemente do endereço MAC.</text:span></text:p>
      <text:p text:style-name="P7" loext:marker-style-name="T5"><text:span text:style-name="Strong_20_Emphasis"><text:span text:style-name="T6">Fonte:</text:span></text:span><text:span text:style-name="T4"> Arquivo </text:span><text:span text:style-name="Strong_20_Emphasis"><text:span text:style-name="T6">"02-02 Fundamentos da Tecnologia VLAN.pdf"</text:span></text:span><text:span text:style-name="T4">, página 4</text:span></text:p>
      <text:p text:style-name="P7" loext:marker-style-name="T5"><text:span text:style-name="T4"/></text:p>
      <text:p text:style-name="P7" loext:marker-style-name="T5"><text:span text:style-name="T7">5. </text:span><text:span text:style-name="T4">Generally, MAC addresses are purchased from the IEEE and can be customized. </text:span></text:p>
      <text:p text:style-name="P5" loext:marker-style-name="T1"/>
      <text:p text:style-name="P2" loext:marker-style-name="T5"><text:span text:style-name="T4">A TRUE </text:span><text:span text:style-name="T4"/></text:p>
      <text:p text:style-name="P9" loext:marker-style-name="T5"><text:span text:style-name="T4">B. FALSE</text:span></text:p>
      <text:p text:style-name="P2" loext:marker-style-name="T5"><text:span text:style-name="T4"/></text:p>
      <text:p text:style-name="P8" loext:marker-style-name="T5"><text:span text:style-name="Strong_20_Emphasis"><text:span text:style-name="T6">Justificativa:</text:span></text:span><text:span text:style-name="T4"> Endereços MAC são definidos exclusivamente pela IEEE e não podem ser alterados ou customizados.</text:span></text:p>
      <text:p text:style-name="P8" loext:marker-style-name="T5"><text:span text:style-name="Strong_20_Emphasis"><text:span text:style-name="T6">Fonte:</text:span></text:span><text:span text:style-name="T4"> Arquivo </text:span><text:span text:style-name="Strong_20_Emphasis"><text:span text:style-name="T6">"02-02 Fundamentos da Tecnologia VLAN.pdf"</text:span></text:span><text:span text:style-name="T4">, página 27</text:span></text:p>
      <text:p text:style-name="P8" loext:marker-style-name="T5"><text:soft-page-break/><text:span text:style-name="T9">6. </text:span><text:span text:style-name="T4">In a project, the VLAN translation mode of the Internet access service is translate. The C-VLAN ID and S-VLAN ID must be planned to be the same.</text:span></text:p>
      <text:p text:style-name="P2" loext:marker-style-name="T5"><text:span text:style-name="T4"/></text:p>
      <text:p text:style-name="P2" loext:marker-style-name="T5"><text:span text:style-name="T4">A. TRUE </text:span></text:p>
      <text:p text:style-name="P9" loext:marker-style-name="T5"><text:span text:style-name="T4">B. FALSE</text:span></text:p>
      <text:p text:style-name="P2" loext:marker-style-name="T5"><text:span text:style-name="T4"/></text:p>
      <text:p text:style-name="P10" loext:marker-style-name="T5"><text:span text:style-name="Strong_20_Emphasis"><text:span text:style-name="T6">Justificativa:</text:span></text:span><text:span text:style-name="T4"> No modo 'translate', o C-VLAN e o S-VLAN podem ser diferentes, dependendo do planejamento.</text:span></text:p>
      <text:p text:style-name="P10" loext:marker-style-name="T5"><text:span text:style-name="Strong_20_Emphasis"><text:span text:style-name="T6">Fonte:</text:span></text:span><text:span text:style-name="T4"> Arquivo </text:span><text:span text:style-name="Strong_20_Emphasis"><text:span text:style-name="T6">"02-02 Fundamentos da Tecnologia VLAN.pdf"</text:span></text:span><text:span text:style-name="T4">, página 18 </text:span></text:p>
      <text:p text:style-name="P10" loext:marker-style-name="T5"><text:span text:style-name="T4"/></text:p>
      <text:p text:style-name="P10" loext:marker-style-name="T5"><text:span text:style-name="T10">7. </text:span><text:span text:style-name="T4">(Single Choice) In a project, the VLAN translation mode is default, the planned C-VLAN ID is 100, and the planned S-VLAN [D is 10. Which one of the following statements about the VLAN tag after VLAN translation is correct?</text:span></text:p>
      <text:p text:style-name="P5" loext:marker-style-name="T1"/>
      <text:p text:style-name="P2" loext:marker-style-name="T5"><text:span text:style-name="T4">A. There is only one VLAN tag, and the VLAN ID is 10. </text:span><text:span text:style-name="T4"/></text:p>
      <text:p text:style-name="P2" loext:marker-style-name="T5"><text:span text:style-name="T4">B. There is only one VLAN tag, and the VLAN ID is 100. </text:span><text:span text:style-name="T4"/></text:p>
      <text:p text:style-name="P2" loext:marker-style-name="T1"><text:span text:style-name="T4">C. There are two VLAN tags. The outer VLAN tag is 100 and the inner VLAN tag is 10. </text:span><text:span text:style-name="T4"/></text:p>
      <text:p text:style-name="P9" loext:marker-style-name="T1"><text:span text:style-name="T4">D. There are two VLAN tags. The outer VLAN tag is 10 and the inner VLAN tag is 100.</text:span></text:p>
      <text:p text:style-name="P11" loext:marker-style-name="T1"><text:span text:style-name="T4"><text:line-break/></text:span><text:span text:style-name="Strong_20_Emphasis"><text:span text:style-name="T6">Justificativa:</text:span></text:span><text:span text:style-name="T4"> Essa é a configuração típica para QinQ no padrão IEEE 802.1Q.<text:line-break/></text:span><text:span text:style-name="Strong_20_Emphasis"><text:span text:style-name="T6">Fonte:</text:span></text:span><text:span text:style-name="T4"> Arquivo </text:span><text:span text:style-name="Strong_20_Emphasis"><text:span text:style-name="T6">"02-02 Fundamentos da Tecnologia VLAN.pdf"</text:span></text:span><text:span text:style-name="T4">, página 18 </text:span></text:p>
      <text:p text:style-name="P11" loext:marker-style-name="T1"><text:span text:style-name="T4"/></text:p>
      <text:p text:style-name="P11" loext:marker-style-name="T1"><text:span text:style-name="T11">8. </text:span><text:span text:style-name="T4">(Single Choice) According to IEEE 802.1Q, where is the VLAN ID field in an Ethernet frame?</text:span></text:p>
      <text:p text:style-name="P5" loext:marker-style-name="T1"/>
      <text:p text:style-name="P2" loext:marker-style-name="T5"><text:span text:style-name="T4">A. Before the source and destination MAC addresses </text:span><text:span text:style-name="T4"/></text:p>
      <text:p text:style-name="P2" loext:marker-style-name="T5"><text:span text:style-name="T4">B. Between the source and destination MAC addresses </text:span><text:span text:style-name="T4"/></text:p>
      <text:p text:style-name="P9" loext:marker-style-name="T5"><text:span text:style-name="T4">C. After the source and destination MAC addresses </text:span><text:span text:style-name="T4"/></text:p>
      <text:p text:style-name="P2" loext:marker-style-name="T5"><text:span text:style-name="T4">D. Not fixed</text:span></text:p>
      <text:p text:style-name="P2" loext:marker-style-name="T5"><text:span text:style-name="T4"/></text:p>
      <text:p text:style-name="P12" loext:marker-style-name="T5"><text:span text:style-name="Strong_20_Emphasis"><text:span text:style-name="T6">Justificativa:</text:span></text:span><text:span text:style-name="T4"> O campo VLAN ID está dentro do cabeçalho de 4 bytes do 802.1Q, posicionado após os endereços MAC.</text:span></text:p>
      <text:p text:style-name="P12" loext:marker-style-name="T5"><text:span text:style-name="Strong_20_Emphasis"><text:span text:style-name="T6">Fonte:</text:span></text:span><text:span text:style-name="T4"> Arquivo </text:span><text:span text:style-name="Strong_20_Emphasis"><text:span text:style-name="T6">"02-02 Fundamentos da Tecnologia VLAN.pdf"</text:span></text:span><text:span text:style-name="T4">, página 10 </text:span></text:p>
      <text:p text:style-name="P12" loext:marker-style-name="T5"><text:span text:style-name="T4"/></text:p>
      <text:p text:style-name="P12" loext:marker-style-name="T5"><text:span text:style-name="T12">9. </text:span><text:span text:style-name="T4">(Multiple choices) The layers of the TCP/IP are not divided according to the Open System Interconnection (OSI) model. Among the seven layers of the OSI model, which of the following layers are not defined in TCP/IP? </text:span></text:p>
      <text:p text:style-name="P5" loext:marker-style-name="T1"/>
      <text:p text:style-name="P2" loext:marker-style-name="T5"><text:span text:style-name="T4">A. Network layer </text:span><text:span text:style-name="T4"/></text:p>
      <text:p text:style-name="P2" loext:marker-style-name="T5"><text:span text:style-name="T4">B. Data link layer </text:span><text:span text:style-name="T4"/></text:p>
      <text:p text:style-name="P9" loext:marker-style-name="T5"><text:span text:style-name="T4">C. Presentation layer </text:span><text:span text:style-name="T4"/></text:p>
      <text:p text:style-name="P9" loext:marker-style-name="T5"><text:span text:style-name="T4">D. Session layer</text:span></text:p>
      <text:p text:style-name="P2" loext:marker-style-name="T5"><text:span text:style-name="T4"/></text:p>
      <text:p text:style-name="P12" loext:marker-style-name="T5"><text:span text:style-name="Strong_20_Emphasis"><text:span text:style-name="T6">Justificativa:</text:span></text:span><text:span text:style-name="T4"> O modelo TCP/IP não possui as camadas de apresentação e sessão do modelo OSI.</text:span></text:p>
      <text:p text:style-name="P12" loext:marker-style-name="T5"><text:span text:style-name="Strong_20_Emphasis"><text:span text:style-name="T6">Fonte:</text:span></text:span><text:span text:style-name="T4"> Arquivo </text:span><text:span text:style-name="Strong_20_Emphasis"><text:span text:style-name="T6">"02-03 Noções básicas de roteamento.pdf"</text:span></text:span><text:span text:style-name="T4">, página 15 </text:span></text:p>
      <text:p text:style-name="P12" loext:marker-style-name="T5"><text:span text:style-name="T4"/></text:p>
      <text:p text:style-name="P12" loext:marker-style-name="T5"><text:span text:style-name="T12">10. </text:span><text:span text:style-name="T4">(Multiple choices) Which of the following methods can be used to implement com</text:span><text:span text:style-name="T13">uni</text:span><text:span text:style-name="T4">cation between Ethernet switches across VLANs?</text:span></text:p>
      <text:p text:style-name="P5" loext:marker-style-name="T1"/>
      <text:p text:style-name="P2" loext:marker-style-name="T1"><text:span text:style-name="T4">A. You can configure MSTP on a switch to implement inter-VLAN communication. </text:span><text:span text:style-name="T4"/></text:p>
      <text:p text:style-name="P2" loext:marker-style-name="T1"><text:span text:style-name="T14">B. When different VLANs are on the same switch, you can set the IP address of the VLANIF interface to implement route forwarding.</text:span><text:span text:style-name="T4"> </text:span></text:p>
      <text:p text:style-name="P13" loext:marker-style-name="T1"><text:span text:style-name="T4">C. Smart Link can be deployed on switches to Implement inter-VLAN communication. </text:span><text:span text:style-name="T4"/></text:p>
      <text:p text:style-name="P9" loext:marker-style-name="T1"><text:span text:style-name="T4">D. When different VLANs are configured on different switches, you can configure hybrid or trunk interfaces to implement inter-VLAN communication.</text:span></text:p>
      <text:p text:style-name="P2" loext:marker-style-name="T1"><text:span text:style-name="T4"/></text:p>
      <text:p text:style-name="P12" loext:marker-style-name="T1"><text:span text:style-name="Strong_20_Emphasis"><text:span text:style-name="T6">Justificativa:</text:span></text:span><text:span text:style-name="T4"> Esses métodos permitem intercomunicação entre VLANs.</text:span></text:p>
      <text:p text:style-name="P12" loext:marker-style-name="T1"><text:span text:style-name="Strong_20_Emphasis"><text:span text:style-name="T6">Fonte:</text:span></text:span><text:span text:style-name="T4"> Arquivo </text:span><text:span text:style-name="Strong_20_Emphasis"><text:span text:style-name="T6">"02-02 Fundamentos da Tecnologia VLAN.pdf"</text:span></text:span><text:span text:style-name="T4">, páginas 18-19 </text:span></text:p>
      <text:p text:style-name="P12" loext:marker-style-name="T1"><text:span text:style-name="T4"/></text:p>
      <text:p text:style-name="P12" loext:marker-style-name="T1"><text:span text:style-name="T12">11. </text:span><text:span text:style-name="T4">(Multiple choices) Which of the following statements about VLANs during data service configuration are correct? </text:span></text:p>
      <text:p text:style-name="P5" loext:marker-style-name="T1"/>
      <text:p text:style-name="P9" loext:marker-style-name="T1"><text:span text:style-name="T4">A. Generally, QinQ is used for data services, and inner tags are used to accurately identify different users. </text:span><text:span text:style-name="T4"/></text:p>
      <text:p text:style-name="P2" loext:marker-style-name="T1"><text:span text:style-name="T4">B. When a single tag is used, the service VLAN ID must be the same as the user VLAN ID. </text:span><text:span text:style-name="T4"/></text:p>
      <text:p text:style-name="P2" loext:marker-style-name="T1"><text:span text:style-name="T4">C. In FTTx planning, broadband users connected to the same PON port use the same outer VLAN. </text:span><text:span text:style-name="T4"/></text:p>
      <text:p text:style-name="P9" loext:marker-style-name="T1"><text:span text:style-name="T4">D. User data can be mapped into different GEM ports according to different VLANs.</text:span></text:p>
      <text:p text:style-name="P2" loext:marker-style-name="T1"><text:span text:style-name="T4"/></text:p>
      <text:p text:style-name="P14" loext:marker-style-name="T1"><text:span text:style-name="Strong_20_Emphasis"><text:span text:style-name="T6">Justificativa:</text:span></text:span><text:span text:style-name="T4"> Essas práticas são comuns em serviços baseados em VLAN.</text:span></text:p>
      <text:p text:style-name="P15" loext:marker-style-name="T1"><text:span text:style-name="Strong_20_Emphasis"><text:span text:style-name="T6">Fonte:</text:span></text:span><text:span text:style-name="T4"> Arquivo </text:span><text:span text:style-name="Strong_20_Emphasis"><text:span text:style-name="T6">"02-02 Fundamentos da Tecnologia VLAN.pdf"</text:span></text:span><text:span text:style-name="T4">, página 17</text:span></text:p>
      <text:p text:style-name="P15" loext:marker-style-name="T1"><text:span text:style-name="T4"/></text:p>
      <text:p text:style-name="P15" loext:marker-style-name="T1"><text:span text:style-name="T15">12. </text:span><text:span text:style-name="T4">IEEE 802.1q is a formal standard for virtual bridged local area networks. It modifies the format of Ethernet frames. The tag is added in: </text:span></text:p>
      <text:p text:style-name="P5" loext:marker-style-name="T1"/>
      <text:p text:style-name="P2" loext:marker-style-name="T1"><text:span text:style-name="T4">A. Between the source MAC address fleld and the destination MAC address field </text:span><text:span text:style-name="T4"/></text:p>
      <text:p text:style-name="P2" loext:marker-style-name="T5"><text:span text:style-name="T14">B. Between the source MAC address field and the protocol type field</text:span><text:span text:style-name="T4"> </text:span></text:p>
      <text:p text:style-name="P2" loext:marker-style-name="T5"><text:span text:style-name="T4">C. Between the source and destination IP addresses </text:span><text:span text:style-name="T4"/></text:p>
      <text:p text:style-name="P2" loext:marker-style-name="T5"><text:span text:style-name="T4">D. Outermost layer of an Ethernet frame</text:span></text:p>
      <text:p text:style-name="P2" loext:marker-style-name="T5"><text:span text:style-name="T4"/></text:p>
      <text:p text:style-name="P16" loext:marker-style-name="T5"><text:span text:style-name="Strong_20_Emphasis"><text:span text:style-name="T6">Justificativa:</text:span></text:span><text:span text:style-name="T4"> Essa é a posição definida pelo padrão IEEE 802.1Q.</text:span></text:p>
      <text:p text:style-name="P16" loext:marker-style-name="T5"><text:span text:style-name="Strong_20_Emphasis"><text:span text:style-name="T6">Fonte:</text:span></text:span><text:span text:style-name="T4"> Arquivo </text:span><text:span text:style-name="Strong_20_Emphasis"><text:span text:style-name="T6">"02-02 Fundamentos da Tecnologia VLAN.pdf"</text:span></text:span><text:span text:style-name="T4">, página 10 </text:span></text:p>
      <text:p text:style-name="P16" loext:marker-style-name="T5"><text:span text:style-name="T4"/></text:p>
      <text:p text:style-name="P16" loext:marker-style-name="T5"><text:span text:style-name="T16">13. </text:span><text:span text:style-name="T1">Ethernet switches work in the ( ) layer the OSI model. </text:span></text:p>
      <text:p text:style-name="P5" loext:marker-style-name="T1"/>
      <text:p text:style-name="P2" loext:marker-style-name="T5"><text:span text:style-name="T4">A. Physical layer </text:span><text:span text:style-name="T4"/></text:p>
      <text:p text:style-name="P2" loext:marker-style-name="T5"><text:span text:style-name="T14">B. Data link layer</text:span><text:span text:style-name="T4"> </text:span></text:p>
      <text:p text:style-name="P2" loext:marker-style-name="T5"><text:span text:style-name="T4">C. Network layer </text:span><text:span text:style-name="T4"/></text:p>
      <text:p text:style-name="P2" loext:marker-style-name="T5"><text:span text:style-name="T4">D. Transport layer</text:span></text:p>
      <text:p text:style-name="P2" loext:marker-style-name="T5"><text:span text:style-name="T4"/></text:p>
      <text:p text:style-name="P17" loext:marker-style-name="T5"><text:span text:style-name="Strong_20_Emphasis"><text:span text:style-name="T6">Justificativa:</text:span></text:span><text:span text:style-name="T4"> Switches operam na camada de enlace de dados para comutação de quadros.</text:span></text:p>
      <text:p text:style-name="P17" loext:marker-style-name="T5"><text:span text:style-name="Strong_20_Emphasis"><text:span text:style-name="T6">Fonte:</text:span></text:span><text:span text:style-name="T4"> Arquivo </text:span><text:span text:style-name="Strong_20_Emphasis"><text:span text:style-name="T6">"02-03 Noções básicas de roteamento.pdf"</text:span></text:span><text:span text:style-name="T4">, página 1 </text:span></text:p>
      <text:p text:style-name="P17" loext:marker-style-name="T5"><text:span text:style-name="T4"/></text:p>
      <text:p text:style-name="P17" loext:marker-style-name="T5"><text:span text:style-name="T17">14. </text:span><text:span text:style-name="T1">Which of the following statements about 802.1Q Is Incorrect? </text:span></text:p>
      <text:p text:style-name="P5" loext:marker-style-name="T1"/>
      <text:p text:style-name="P2" loext:marker-style-name="T5"><text:span text:style-name="T4">A. The TPID value in an 802.1Q Ethernet frame structure is 8100. </text:span><text:span text:style-name="T4"/></text:p>
      <text:p text:style-name="P17" loext:marker-style-name="T1"><text:span text:style-name="T4">B. Theoretically, the value range of VLAN IDs is 0-4095.</text:span></text:p>
      <text:p text:style-name="P17" loext:marker-style-name="T1"><text:span text:style-name="T14">C. In the 802.1</text:span><text:span text:style-name="T18">Q</text:span><text:span text:style-name="T14"> Ethernet frame structure, there are only 4 VLAN priorities.</text:span></text:p>
      <text:p text:style-name="P2" loext:marker-style-name="T1"><text:span text:style-name="T4">D. An 802.1Q Ethemet frame has four more bytes than a common Ethemet frame.</text:span></text:p>
      <text:p text:style-name="P2" loext:marker-style-name="T1"><text:span text:style-name="T4"/></text:p>
      <text:p text:style-name="P17" loext:marker-style-name="T1"><text:span text:style-name="Strong_20_Emphasis"><text:span text:style-name="T6">Justificativa:</text:span></text:span><text:span text:style-name="T4"> Existem 8 prioridades de VLAN definidas pelo padrão.</text:span></text:p>
      <text:p text:style-name="P17" loext:marker-style-name="T1"><text:span text:style-name="Strong_20_Emphasis"><text:span text:style-name="T6">Fonte:</text:span></text:span><text:span text:style-name="T4"> Arquivo </text:span><text:span text:style-name="Strong_20_Emphasis"><text:span text:style-name="T6">"02-02 Fundamentos da Tecnologia VLAN.pdf"</text:span></text:span><text:span text:style-name="T4">, página 10</text:span></text:p>
      <text:p text:style-name="P17" loext:marker-style-name="T1"><text:span text:style-name="T4"/></text:p>
      <text:p text:style-name="P17" loext:marker-style-name="T1"><text:span text:style-name="T17">15. </text:span><text:span text:style-name="T1">Which of the following items does not exist in a routing table?</text:span></text:p>
      <text:p text:style-name="P5" loext:marker-style-name="T1"/>
      <text:p text:style-name="P2" loext:marker-style-name="T5"><text:span text:style-name="T4">A. Next hop address </text:span><text:span text:style-name="T4"/></text:p>
      <text:p text:style-name="P2" loext:marker-style-name="T5"><text:soft-page-break/><text:span text:style-name="T4">B. Network address </text:span><text:span text:style-name="T4"/></text:p>
      <text:p text:style-name="P2" loext:marker-style-name="T5"><text:span text:style-name="T4">C. Metric </text:span><text:span text:style-name="T4"/></text:p>
      <text:p text:style-name="P9" loext:marker-style-name="T5"><text:span text:style-name="T4">D. MAC address</text:span></text:p>
      <text:p text:style-name="P9" loext:marker-style-name="T5"><text:span text:style-name="T4"/></text:p>
      <text:p text:style-name="P18" loext:marker-style-name="T5"><text:span text:style-name="Strong_20_Emphasis"><text:span text:style-name="T19">Justificativa:</text:span></text:span><text:span text:style-name="T20"> Tabelas de roteamento contêm informações relacionadas a IP, como próximo salto e métrica, mas não MAC.</text:span></text:p>
      <text:p text:style-name="P19" loext:marker-style-name="T5"><text:span text:style-name="Strong_20_Emphasis"><text:span text:style-name="T19">Fonte:</text:span></text:span><text:span text:style-name="T20"> Arquivo </text:span><text:span text:style-name="Strong_20_Emphasis"><text:span text:style-name="T19">"02-03 Noções básicas de roteamento.pdf"</text:span></text:span><text:span text:style-name="T20">, página 5</text:span></text:p>
      <text:p text:style-name="P19" loext:marker-style-name="T5"><text:span text:style-name="T20"/></text:p>
      <text:p text:style-name="P19" loext:marker-style-name="T5"><text:span text:style-name="T21">16. </text:span><text:span text:style-name="T4">(Multiple choices) The layers of the TCP/IP are not divided according to the Open System Interconnection (OSI) model. Among the seven layers of the OSI model, which of the following layers are not defined in TCP/IP?</text:span></text:p>
      <text:p text:style-name="P5" loext:marker-style-name="T1"/>
      <text:p text:style-name="P2" loext:marker-style-name="T5"><text:span text:style-name="T4">A. Network layer </text:span><text:span text:style-name="T4"/></text:p>
      <text:p text:style-name="P2" loext:marker-style-name="T5"><text:span text:style-name="T4">B. Data link layer </text:span><text:span text:style-name="T4"/></text:p>
      <text:p text:style-name="P9" loext:marker-style-name="T5"><text:span text:style-name="T4">C. Presentation layer </text:span><text:span text:style-name="T4"/></text:p>
      <text:p text:style-name="P9" loext:marker-style-name="T5"><text:span text:style-name="T4">D. Session layer</text:span></text:p>
      <text:p text:style-name="P2" loext:marker-style-name="T5"><text:span text:style-name="T4"/></text:p>
      <text:p text:style-name="P20" loext:marker-style-name="T5"><text:span text:style-name="Strong_20_Emphasis"><text:span text:style-name="T6">Justificativa:</text:span></text:span><text:span text:style-name="T4"> Essas camadas não estão presentes no modelo TCP/IP.</text:span></text:p>
      <text:p text:style-name="P20" loext:marker-style-name="T5"><text:span text:style-name="Strong_20_Emphasis"><text:span text:style-name="T6">Fonte:</text:span></text:span><text:span text:style-name="T4"> Arquivo </text:span><text:span text:style-name="Strong_20_Emphasis"><text:span text:style-name="T6">"02-03 Noções básicas de roteamento.pdf"</text:span></text:span><text:span text:style-name="T4">, página 15 </text:span></text:p>
      <text:p text:style-name="P20" loext:marker-style-name="T5"><text:span text:style-name="T4"/></text:p>
      <text:p text:style-name="P20" loext:marker-style-name="T5"><text:span text:style-name="T22">17. </text:span><text:span text:style-name="T4">(Multiple choice) Which of the following methods can be used to divide VLANs? </text:span></text:p>
      <text:p text:style-name="P5" loext:marker-style-name="T1"/>
      <text:p text:style-name="P9" loext:marker-style-name="T5"><text:span text:style-name="T4">A. Based on port </text:span><text:span text:style-name="T4"/></text:p>
      <text:p text:style-name="P9" loext:marker-style-name="T5"><text:span text:style-name="T4">B. Based on MAC address </text:span><text:span text:style-name="T4"/></text:p>
      <text:p text:style-name="P2" loext:marker-style-name="T5"><text:span text:style-name="T14">C. Based on protocol</text:span><text:span text:style-name="T4"> </text:span></text:p>
      <text:p text:style-name="P2" loext:marker-style-name="T5"><text:span text:style-name="T4">D. Based on physical location</text:span></text:p>
      <text:p text:style-name="P2" loext:marker-style-name="T5"><text:span text:style-name="T4"/></text:p>
      <text:p text:style-name="P20" loext:marker-style-name="T5"><text:span text:style-name="Strong_20_Emphasis"><text:span text:style-name="T6">Justificativa:</text:span></text:span><text:span text:style-name="T4"> Esses métodos são discutidos no contexto de classificação de VLANs.</text:span></text:p>
      <text:p text:style-name="P20" loext:marker-style-name="T5"><text:span text:style-name="Strong_20_Emphasis"><text:span text:style-name="T6">Fonte:</text:span></text:span><text:span text:style-name="T4"> Arquivo </text:span><text:span text:style-name="Strong_20_Emphasis"><text:span text:style-name="T6">"02-02 Fundamentos da Tecnologia VLAN.pdf"</text:span></text:span><text:span text:style-name="T4">, páginas 12-14 </text:span></text:p>
      <text:p text:style-name="P20" loext:marker-style-name="T5"><text:span text:style-name="T4"/></text:p>
      <text:p text:style-name="P20" loext:marker-style-name="T5"><text:span text:style-name="T22">18. </text:span><text:span text:style-name="T4">(Multiple choices) Which of the following statements about VLANs during data service configuration are correct? </text:span></text:p>
      <text:p text:style-name="P5" loext:marker-style-name="T1"/>
      <text:p text:style-name="P2" loext:marker-style-name="T1"><text:span text:style-name="T14">A. Generally. QinQ is used for data services, and inner tags are used to accurately identify different users.</text:span><text:span text:style-name="T4"> </text:span></text:p>
      <text:p text:style-name="P2" loext:marker-style-name="T1"><text:span text:style-name="T4">B. When a single tag is used, the service VLAN ID must be the same as the user VLAN ID. </text:span><text:span text:style-name="T4"/></text:p>
      <text:p text:style-name="P20" loext:marker-style-name="T1"><text:span text:style-name="T4">C. In FTTx planning, broadband users connected to the same PON port use the same outer VLAN.</text:span></text:p>
      <text:p text:style-name="P20" loext:marker-style-name="T1"><text:span text:style-name="T14">D. User data can be mapped into different GEM ports according to different VLANs.</text:span><text:span text:style-name="T4"> </text:span></text:p>
      <text:p text:style-name="P21" loext:marker-style-name="T1"><text:span text:style-name="T4"/></text:p>
      <text:p text:style-name="P22" loext:marker-style-name="T1"><text:span text:style-name="Strong_20_Emphasis"><text:span text:style-name="T6">Justificativa:</text:span></text:span><text:span text:style-name="T4"> Configurações comuns de VLANs para serviços em redes de acesso.</text:span></text:p>
      <text:p text:style-name="P22" loext:marker-style-name="T1"><text:span text:style-name="Strong_20_Emphasis"><text:span text:style-name="T6">Fonte:</text:span></text:span><text:span text:style-name="T4"> Arquivo </text:span><text:span text:style-name="Strong_20_Emphasis"><text:span text:style-name="T6">"02-02 Fundamentos da Tecnologia VLAN.pdf"</text:span></text:span><text:span text:style-name="T4">, página 17 </text:span></text:p>
      <text:p text:style-name="P22" loext:marker-style-name="T1"><text:span text:style-name="T4"/></text:p>
      <text:p text:style-name="P22" loext:marker-style-name="T1"><text:span text:style-name="T22">19. </text:span><text:span text:style-name="T4">The QinQ technology effectively increases the number of VLANs by stacking two 802.1Q</text:span></text:p>
      <text:p text:style-name="P22" loext:marker-style-name="T1"><text:span text:style-name="T4">fields in Ethemet frames. The maximum number of available VLANs is (). </text:span></text:p>
      <text:p text:style-name="P5" loext:marker-style-name="T1"/>
      <text:p text:style-name="P2" loext:marker-style-name="T5"><text:span text:style-name="T4">A. 4000 </text:span><text:span text:style-name="T4"/></text:p>
      <text:p text:style-name="P2" loext:marker-style-name="T5"><text:span text:style-name="T4">B. 4094 </text:span><text:span text:style-name="T4"/></text:p>
      <text:p text:style-name="P9" loext:marker-style-name="T5"><text:span text:style-name="T4">C. 4094 x 4094 </text:span><text:span text:style-name="T4"/></text:p>
      <text:p text:style-name="P2" loext:marker-style-name="T5"><text:span text:style-name="T4">D. 4000 x 4000</text:span></text:p>
      <text:p text:style-name="P2" loext:marker-style-name="T5"><text:span text:style-name="T4"/></text:p>
      <text:p text:style-name="P23" loext:marker-style-name="T5"><text:span text:style-name="Strong_20_Emphasis"><text:span text:style-name="T6">Justificativa:</text:span></text:span><text:span text:style-name="T4"> QinQ aumenta significativamente o número de VLANs combinando IDs internos e externos.</text:span></text:p>
      <text:p text:style-name="P23" loext:marker-style-name="T5"><text:span text:style-name="Strong_20_Emphasis"><text:span text:style-name="T6">Fonte:</text:span></text:span><text:span text:style-name="T4"> Arquivo </text:span><text:span text:style-name="Strong_20_Emphasis"><text:span text:style-name="T6">"02-02 Fundamentos da Tecnologia VLAN.pdf"</text:span></text:span><text:span text:style-name="T4">, página 18 </text:span></text:p>
      <text:p text:style-name="P23" loext:marker-style-name="T5"><text:soft-page-break/><text:span text:style-name="T23">20. </text:span><text:span text:style-name="T4">In the 802.1Q tag header, how many bits does a VLAN ID contain? How many VLANs can be specified? </text:span></text:p>
      <text:p text:style-name="P5" loext:marker-style-name="T1"/>
      <text:p text:style-name="P2" loext:marker-style-name="T5"><text:span text:style-name="T4">A. 4; 16 </text:span><text:span text:style-name="T4"/></text:p>
      <text:p text:style-name="P2" loext:marker-style-name="T5"><text:span text:style-name="T4">B. 8; 256 </text:span><text:span text:style-name="T4"/></text:p>
      <text:p text:style-name="P2" loext:marker-style-name="T5"><text:span text:style-name="T4">C. 10; 1024 </text:span><text:span text:style-name="T4"/></text:p>
      <text:p text:style-name="P9" loext:marker-style-name="T5"><text:span text:style-name="T4">D. 12; 4098</text:span></text:p>
      <text:p text:style-name="P2" loext:marker-style-name="T5"><text:span text:style-name="T4"/></text:p>
      <text:p text:style-name="P24" loext:marker-style-name="T5"><text:span text:style-name="Strong_20_Emphasis"><text:span text:style-name="T6">Justificativa:</text:span></text:span><text:span text:style-name="T4"> O campo VLAN ID tem 12 bits, permitindo 4096 VLANs.</text:span></text:p>
      <text:p text:style-name="P24" loext:marker-style-name="T5"><text:span text:style-name="Strong_20_Emphasis"><text:span text:style-name="T6">Fonte:</text:span></text:span><text:span text:style-name="T4"> Arquivo </text:span><text:span text:style-name="Strong_20_Emphasis"><text:span text:style-name="T6">"02-02 Fundamentos da Tecnologia VLAN.pdf"</text:span></text:span><text:span text:style-name="T4">, página 10</text:span></text:p>
      <text:p text:style-name="P24" loext:marker-style-name="T5"><text:span text:style-name="T4"/></text:p>
      <text:p text:style-name="P24" loext:marker-style-name="T5"><text:span text:style-name="T24">21. </text:span><text:span text:style-name="T4">For either Ethernet or xDSL, the transmission distance is limited when copper cables are used for signal access. Optical access greatly extends the access distance, covers a wider area, and is more scalable. </text:span></text:p>
      <text:p text:style-name="P5" loext:marker-style-name="T1"/>
      <text:p text:style-name="P2" loext:marker-style-name="T5"><text:span text:style-name="T14">A. TRUE</text:span><text:span text:style-name="T4"> </text:span></text:p>
      <text:p text:style-name="P2" loext:marker-style-name="T5"><text:span text:style-name="T4">B. FALSE</text:span></text:p>
      <text:p text:style-name="P2" loext:marker-style-name="T5"><text:span text:style-name="T4"/></text:p>
      <text:p text:style-name="P25" loext:marker-style-name="T5"><text:span text:style-name="Strong_20_Emphasis"><text:span text:style-name="T6">Justificativa:</text:span></text:span><text:span text:style-name="T4"> O acesso óptico cobre maiores distâncias em comparação com cobre.</text:span></text:p>
      <text:p text:style-name="P25" loext:marker-style-name="T5"><text:span text:style-name="Strong_20_Emphasis"><text:span text:style-name="T6">Fonte:</text:span></text:span><text:span text:style-name="T4"> Arquivo </text:span><text:span text:style-name="Strong_20_Emphasis"><text:span text:style-name="T6">"02-03 Noções básicas de roteamento.pdf"</text:span></text:span><text:span text:style-name="T4">, página 19 </text:span></text:p>
      <text:p text:style-name="P25" loext:marker-style-name="T5"><text:span text:style-name="T4"/></text:p>
      <text:p text:style-name="P25" loext:marker-style-name="T5"><text:span text:style-name="T25">22. </text:span><text:span text:style-name="T4">(Multiple choices) When data is configured on the OLT, which of the following attributes indicate that double VLAN tags need to be added? </text:span></text:p>
      <text:p text:style-name="P5" loext:marker-style-name="T1"/>
      <text:p text:style-name="P2" loext:marker-style-name="T5"><text:span text:style-name="T4">A. Common </text:span><text:span text:style-name="T4"/></text:p>
      <text:p text:style-name="P2" loext:marker-style-name="T5"><text:span text:style-name="T14">B. QinQ</text:span><text:span text:style-name="T4"> </text:span></text:p>
      <text:p text:style-name="P2" loext:marker-style-name="T5"><text:span text:style-name="T4">C. Smart </text:span><text:span text:style-name="T4"/></text:p>
      <text:p text:style-name="P26" loext:marker-style-name="T5"><text:span text:style-name="T4">D. Stacking</text:span></text:p>
      <text:p text:style-name="P25" loext:marker-style-name="T5"><text:span text:style-name="T4"/></text:p>
      <text:p text:style-name="P25" loext:marker-style-name="T5"><text:span text:style-name="Strong_20_Emphasis"><text:span text:style-name="T6">Justificativa:</text:span></text:span><text:span text:style-name="T4"> Essas configurações são padrões para serviços VLAN com dupla marcação.</text:span></text:p>
      <text:p text:style-name="P25" loext:marker-style-name="T5"><text:span text:style-name="Strong_20_Emphasis"><text:span text:style-name="T6">Fonte:</text:span></text:span><text:span text:style-name="T4"> Arquivo </text:span><text:span text:style-name="Strong_20_Emphasis"><text:span text:style-name="T6">"02-02 Fundamentos da Tecnologia VLAN.pdf"</text:span></text:span><text:span text:style-name="T4">, página 18 </text:span></text:p>
      <text:p text:style-name="P25" loext:marker-style-name="T5"><text:span text:style-name="T4"/></text:p>
      <text:p text:style-name="P25" loext:marker-style-name="T5"><text:span text:style-name="T25">23. </text:span><text:span text:style-name="T4">(Multiple choices) In data communication, which of the following modes can be used to transmit data on a line? </text:span></text:p>
      <text:p text:style-name="P5" loext:marker-style-name="T1"/>
      <text:p text:style-name="P26" loext:marker-style-name="T5"><text:span text:style-name="T4">A. Simplex</text:span></text:p>
      <text:p text:style-name="P26" loext:marker-style-name="T5"><text:span text:style-name="T4">B. Hal-duplex </text:span></text:p>
      <text:p text:style-name="P2" loext:marker-style-name="T1"><text:span text:style-name="T14">C. Full-duplex</text:span><text:span text:style-name="T4"> </text:span></text:p>
      <text:p text:style-name="P2" loext:marker-style-name="T1"><text:span text:style-name="T4">D. Auto-negotiation</text:span></text:p>
      <text:p text:style-name="P2" loext:marker-style-name="T1"><text:span text:style-name="T4"/></text:p>
      <text:p text:style-name="P25" loext:marker-style-name="T1"><text:span text:style-name="Strong_20_Emphasis"><text:span text:style-name="T6">Justificativa:</text:span></text:span><text:span text:style-name="T4"> Esses são os modos possíveis de transmissão de dados.</text:span></text:p>
      <text:p text:style-name="P25" loext:marker-style-name="T1"><text:span text:style-name="Strong_20_Emphasis"><text:span text:style-name="T6">Fonte:</text:span></text:span><text:span text:style-name="T4"> Arquivo </text:span><text:span text:style-name="Strong_20_Emphasis"><text:span text:style-name="T6">"02-03 Noções básicas de roteamento.pdf"</text:span></text:span><text:span text:style-name="T4">, página 5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pitch="variable"/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Aptos" fo:font-family="Aptos" style:font-pitch="variable" fo:font-size="12pt" style:font-size-asian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2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16:43:00</meta:creation-date>
    <meta:initial-creator>Renato Xavier</meta:initial-creator>
    <dc:date>2024-12-22T16:46:21.446000000</dc:date>
    <meta:editing-duration>PT53M18S</meta:editing-duration>
    <meta:editing-cycles>22</meta:editing-cycles>
    <meta:generator>LibreOffice/24.8.3.2$Windows_X86_64 LibreOffice_project/48a6bac9e7e268aeb4c3483fcf825c94556d9f92</meta:generator>
    <meta:document-statistic meta:table-count="0" meta:image-count="0" meta:object-count="0" meta:page-count="5" meta:paragraph-count="151" meta:word-count="1610" meta:character-count="9872" meta:non-whitespace-character-count="8329"/>
  </office:meta>
</office:document-meta>
</file>